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00-$FFFF : Stack (256 bytes)" calcext:value-type="string">
            <text:p>; $FF00-$FFFF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A80-$FEFF : Precalc vehicle 0 (1152 bytes)" calcext:value-type="string">
            <text:p>; $FA80-$FEF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00-$FA7F : Precalc vehicle 1 (1152 bytes)" calcext:value-type="string">
            <text:p>; $F600-$FA7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8-$F5FF : Input controllers values (8 bytes)" calcext:value-type="string">
            <text:p>; $F5F8-$F5F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6]-[.C7]" office:value-type="float" office:value="62767" calcext:value-type="float">
            <text:p>62767</text:p>
          </table:table-cell>
          <table:table-cell table:formula="of:=&quot;RAM_MAP_&quot;&amp;[.A7]&amp;&quot; equ $&quot; &amp; DEC2HEX([.D7];4)" office:value-type="string" office:string-value="RAM_MAP_CIRCUIT_DATA equ $F52F" calcext:value-type="string">
            <text:p>RAM_MAP_CIRCUIT_DATA equ $F52F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2F-$F5F7 : Decompressed circuit data (201 bytes)" calcext:value-type="string">
            <text:p>; $F52F-$F5F7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735" calcext:value-type="float">
            <text:p>62735</text:p>
          </table:table-cell>
          <table:table-cell table:formula="of:=&quot;RAM_MAP_&quot;&amp;[.A8]&amp;&quot; equ $&quot; &amp; DEC2HEX([.D8];4)" office:value-type="string" office:string-value="RAM_MAP_DECOMPRESSION_BUFFER_32 equ $F50F" calcext:value-type="string">
            <text:p>RAM_MAP_DECOMPRESSION_BUFFER_32 equ $F50F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0F-$F52E : Decompression area, only 32 bytes (32 bytes)" calcext:value-type="string">
            <text:p>; $F50F-$F52E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35" calcext:value-type="float">
            <text:p>62735</text:p>
          </table:table-cell>
          <table:table-cell table:formula="of:=&quot;RAM_MAP_&quot;&amp;[.A9]&amp;&quot; equ $&quot; &amp; DEC2HEX([.D9];4)" office:value-type="string" office:string-value="RAM_MAP_ equ $F50F" calcext:value-type="string">
            <text:p>RAM_MAP_ equ $F50F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35" calcext:value-type="float">
            <text:p>62735</text:p>
          </table:table-cell>
          <table:table-cell table:formula="of:=&quot;RAM_MAP_&quot;&amp;[.A10]&amp;&quot; equ $&quot; &amp; DEC2HEX([.D10];4)" office:value-type="string" office:string-value="RAM_MAP_ equ $F50F" calcext:value-type="string">
            <text:p>RAM_MAP_ equ $F50F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35" calcext:value-type="float">
            <text:p>62735</text:p>
          </table:table-cell>
          <table:table-cell table:formula="of:=&quot;RAM_MAP_&quot;&amp;[.A11]&amp;&quot; equ $&quot; &amp; DEC2HEX([.D11];4)" office:value-type="string" office:string-value="RAM_MAP_ equ $F50F" calcext:value-type="string">
            <text:p>RAM_MAP_ equ $F50F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35" calcext:value-type="float">
            <text:p>62735</text:p>
          </table:table-cell>
          <table:table-cell table:formula="of:=&quot;RAM_MAP_&quot;&amp;[.A12]&amp;&quot; equ $&quot; &amp; DEC2HEX([.D12];4)" office:value-type="string" office:string-value="RAM_MAP_ equ $F50F" calcext:value-type="string">
            <text:p>RAM_MAP_ equ $F50F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35" calcext:value-type="float">
            <text:p>62735</text:p>
          </table:table-cell>
          <table:table-cell table:formula="of:=&quot;RAM_MAP_&quot;&amp;[.A13]&amp;&quot; equ $&quot; &amp; DEC2HEX([.D13];4)" office:value-type="string" office:string-value="RAM_MAP_ equ $F50F" calcext:value-type="string">
            <text:p>RAM_MAP_ equ $F50F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35" calcext:value-type="float">
            <text:p>62735</text:p>
          </table:table-cell>
          <table:table-cell table:formula="of:=&quot;RAM_MAP_&quot;&amp;[.A14]&amp;&quot; equ $&quot; &amp; DEC2HEX([.D14];4)" office:value-type="string" office:string-value="RAM_MAP_ equ $F50F" calcext:value-type="string">
            <text:p>RAM_MAP_ equ $F50F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35" calcext:value-type="float">
            <text:p>62735</text:p>
          </table:table-cell>
          <table:table-cell table:formula="of:=&quot;RAM_MAP_&quot;&amp;[.A15]&amp;&quot; equ $&quot; &amp; DEC2HEX([.D15];4)" office:value-type="string" office:string-value="RAM_MAP_ equ $F50F" calcext:value-type="string">
            <text:p>RAM_MAP_ equ $F50F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35" calcext:value-type="float">
            <text:p>62735</text:p>
          </table:table-cell>
          <table:table-cell table:formula="of:=&quot;RAM_MAP_&quot;&amp;[.A16]&amp;&quot; equ $&quot; &amp; DEC2HEX([.D16];4)" office:value-type="string" office:string-value="RAM_MAP_ equ $F50F" calcext:value-type="string">
            <text:p>RAM_MAP_ equ $F50F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35" calcext:value-type="float">
            <text:p>62735</text:p>
          </table:table-cell>
          <table:table-cell table:formula="of:=&quot;RAM_MAP_&quot;&amp;[.A17]&amp;&quot; equ $&quot; &amp; DEC2HEX([.D17];4)" office:value-type="string" office:string-value="RAM_MAP_ equ $F50F" calcext:value-type="string">
            <text:p>RAM_MAP_ equ $F50F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35" calcext:value-type="float">
            <text:p>62735</text:p>
          </table:table-cell>
          <table:table-cell table:formula="of:=&quot;RAM_MAP_&quot;&amp;[.A18]&amp;&quot; equ $&quot; &amp; DEC2HEX([.D18];4)" office:value-type="string" office:string-value="RAM_MAP_ equ $F50F" calcext:value-type="string">
            <text:p>RAM_MAP_ equ $F50F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35" calcext:value-type="float">
            <text:p>62735</text:p>
          </table:table-cell>
          <table:table-cell table:formula="of:=&quot;RAM_MAP_&quot;&amp;[.A19]&amp;&quot; equ $&quot; &amp; DEC2HEX([.D19];4)" office:value-type="string" office:string-value="RAM_MAP_ equ $F50F" calcext:value-type="string">
            <text:p>RAM_MAP_ equ $F50F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35" calcext:value-type="float">
            <text:p>62735</text:p>
          </table:table-cell>
          <table:table-cell table:formula="of:=&quot;RAM_MAP_&quot;&amp;[.A20]&amp;&quot; equ $&quot; &amp; DEC2HEX([.D20];4)" office:value-type="string" office:string-value="RAM_MAP_ equ $F50F" calcext:value-type="string">
            <text:p>RAM_MAP_ equ $F50F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2821" calcext:value-type="float">
            <text:p>12821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735" calcext:value-type="float">
            <text:p>627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7]-[.C25]-[.C26]" office:value-type="float" office:value="762" calcext:value-type="float">
            <text:p>762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21:47:00.36904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7T00:38:25.304072800</dc:date>
    <meta:editing-duration>P5DT2H30M18S</meta:editing-duration>
    <meta:editing-cycles>18</meta:editing-cycles>
    <meta:document-statistic meta:table-count="1" meta:cell-count="91" meta:object-count="0"/>
  </office:meta>
</office:document-meta>
</file>